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f159" officeooo:paragraph-rsid="000df15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f159" officeooo:paragraph-rsid="001289cc" style:font-weight-asian="bold" style:font-weight-complex="bold"/>
    </style:style>
    <style:style style:name="P3" style:family="paragraph" style:parent-style-name="Standard">
      <style:text-properties officeooo:rsid="00321775" officeooo:paragraph-rsid="00301e38"/>
    </style:style>
    <style:style style:name="P4" style:family="paragraph" style:parent-style-name="Standard">
      <style:paragraph-properties fo:text-align="center" style:justify-single-word="false"/>
      <style:text-properties fo:font-weight="bold" officeooo:rsid="003eb831" officeooo:paragraph-rsid="003eb831" style:font-weight-asian="bold" style:font-weight-complex="bold"/>
    </style:style>
    <style:style style:name="P5" style:family="paragraph" style:parent-style-name="Standard">
      <style:text-properties fo:font-weight="bold" officeooo:rsid="003ed3bb" officeooo:paragraph-rsid="003ed3bb" style:font-weight-asian="bold" style:font-weight-complex="bold"/>
    </style:style>
    <style:style style:name="P6" style:family="paragraph" style:parent-style-name="Standard">
      <style:text-properties fo:font-weight="bold" officeooo:rsid="003fe0a4" officeooo:paragraph-rsid="003fe0a4" style:font-weight-asian="bold" style:font-weight-complex="bold"/>
    </style:style>
    <style:style style:name="P7" style:family="paragraph" style:parent-style-name="Standard">
      <style:text-properties officeooo:rsid="003ed3bb" officeooo:paragraph-rsid="003ed3bb"/>
    </style:style>
    <style:style style:name="P8" style:family="paragraph" style:parent-style-name="Standard">
      <style:text-properties officeooo:rsid="0040db4d" officeooo:paragraph-rsid="0040db4d"/>
    </style:style>
    <style:style style:name="P9" style:family="paragraph" style:parent-style-name="Standard">
      <style:text-properties officeooo:rsid="0042cec1" officeooo:paragraph-rsid="0042cec1"/>
    </style:style>
    <style:style style:name="T1" style:family="text">
      <style:text-properties officeooo:rsid="002fa187"/>
    </style:style>
    <style:style style:name="T2" style:family="text">
      <style:text-properties officeooo:rsid="003fe0a4"/>
    </style:style>
    <style:style style:name="T3" style:family="text">
      <style:text-properties officeooo:rsid="0040db4d"/>
    </style:style>
    <style:style style:name="T4" style:family="text">
      <style:text-properties officeooo:rsid="0042cec1"/>
    </style:style>
    <style:style style:name="T5" style:family="text">
      <style:text-properties officeooo:rsid="0042f0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 de Pós-Graduação em Engenharia de Teleinformática</text:p>
      <text:p text:style-name="P2">TIP8415 – Engenharia de Software</text:p>
      <text:p text:style-name="P4">Papel do Product Owner (P.O)</text:p>
      <text:p text:style-name="P1">Artur Rodrigues Rocha Neto – 431951 – <text:span text:style-name="T1">Abril</text:span>/2019</text:p>
      <text:p text:style-name="P3"/>
      <text:p text:style-name="P5">1. Com base no relacionamento entre P.O e stakeholders, comente as dificuldades de comunicação e <text:span text:style-name="T3">de </text:span>acordo entre esses dois agentes do SCRUM.</text:p>
      <text:p text:style-name="P8">O P.O tem responsabilidade de filtrar e priorizar histórias de usuário. Sabendo da natureza do time de desenvolvimento, ele é o agente mais apto a fazer essas escolhas que mais adequam para manter um bom ritmo de entregas. Se uma dada história deve ser excluída, o P.O é quem deve notificar os stakeholders e explicar os motivos. Entretanto, os interessados no software podem não receber a eliminação de uma funcionalidade de forma amigável, por acreditarem que aquilo será útil, exigindo boa capacidade de negociação do P.O.</text:p>
      <text:p text:style-name="P7"/>
      <text:p text:style-name="P5">2. O P.O é responsável por gerenciar as histórias de usuários. Uma ferramenta de bastante utilidade para tal é o burnup chart. Descreva-a e aponte suas propriedades de gerência.</text:p>
      <text:p text:style-name="P7">O burnup chart é um gráfico crescente que mostra o número de histórias desenvolvidas em função do tempo. Sua principal função é responder perguntas de projeção futura sobre o projeto com base no que já foi entregue. Ele é capaz de:</text:p>
      <text:p text:style-name="P7">- <text:span text:style-name="T2">estimar quantas histórias poderão estar completas num certo momento;</text:span></text:p>
      <text:p text:style-name="P7">- <text:span text:style-name="T2">prever quando um certo número de histórias estarão completa; e</text:span></text:p>
      <text:p text:style-name="P7">- <text:span text:style-name="T2">se é viável completar um certo número de história num dado período de tempo.</text:span></text:p>
      <text:p text:style-name="P7"/>
      <text:p text:style-name="P6">3. <text:span text:style-name="T4">O SCRUM recomenda equipes com poucos integrantes, localizados próximos uns dos outros visando uma comunicação facilitada. Explique o papel do P.O na gerência de grandes times.</text:span></text:p>
      <text:p text:style-name="P9">A troca de informações entre os envolvidos no projeto deve ser direta e desburocratizada. Entretanto, projetos de maior porte e, portanto, com mais membros, representam uma dificuldade na aplicação do SCRUM. Uma estratégia útil é a divisão da equipe em equipes menores, essas com o porte de um time SCRUM, cada uma com o seu próprio P.O. A partir daí, a gerência intra-grupo valer-se-á das técnicas de agilidade, cabendo aos P.Os <text:span text:style-name="T5">sincronisar as tarefas e necessidades de cada grupo diante do escopo inteir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3:10:52.855000000</meta:creation-date>
    <dc:date>2019-04-25T12:38:50.073387576</dc:date>
    <meta:editing-duration>PT4H48M29S</meta:editing-duration>
    <meta:editing-cycles>43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347" meta:character-count="2137" meta:non-whitespace-character-count="1800"/>
  </office:meta>
</office:document-meta>
</file>